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rvletParamMap.putAll( Map ma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ParamMap.containsKey( Object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ParamMap.ServletParamMap( HttpServletRequest requ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ParamMap.cle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ParamMap.put( Object key ,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ParamMap.get( Object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ParamMap.entrySe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ervletParamMap.isEmp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ParamMap.valu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ervletParamMap.remove( Object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ParamMap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ParamMap.keySe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ervletParamMap.containsValue( Object valu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ervletParamMap.equals( Object 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ParamMap.key( Object key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ervletParamMap.siz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